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9" table:default-cell-style-name="ce7"/>
        <table:table-column table:style-name="co3" table:default-cell-style-name="ce9"/>
        <table:table-column table:style-name="co4" table:default-cell-style-name="ce13"/>
        <table:table-column table:style-name="co2" table:default-cell-style-name="Default"/>
        <table:table-column table:style-name="co2" table:default-cell-style-name="ce16"/>
        <table:table-column table:style-name="co4" table:default-cell-style-name="ce13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3"/>
        <table:table-column table:style-name="co6" table:default-cell-style-name="ce22"/>
        <table:table-column table:style-name="co7" table:default-cell-style-name="ce25"/>
        <table:table-column table:style-name="co4" table:default-cell-style-name="ce13"/>
        <table:table-column table:style-name="co6" table:default-cell-style-name="ce22"/>
        <table:table-column table:style-name="co2" table:default-cell-style-name="ce27"/>
        <table:table-column table:style-name="co4" table:default-cell-style-name="ce13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12"/>
          <table:table-cell table:style-name="ce14" office:value-type="string" calcext:value-type="string">
            <text:p>FP</text:p>
          </table:table-cell>
          <table:table-cell table:style-name="ce15" office:value-type="string" calcext:value-type="string">
            <text:p>FP Final</text:p>
          </table:table-cell>
          <table:table-cell table:style-name="ce12"/>
          <table:table-cell table:style-name="ce17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20" office:value-type="string" calcext:value-type="string">
            <text:p>Final GPA</text:p>
          </table:table-cell>
          <table:table-cell table:style-name="ce12"/>
          <table:table-cell table:style-name="ce21" office:value-type="string" calcext:value-type="string">
            <text:p>Letter Grade</text:p>
          </table:table-cell>
          <table:table-cell table:style-name="ce24" office:value-type="string" calcext:value-type="string">
            <text:p>Numerical Grade</text:p>
          </table:table-cell>
          <table:table-cell table:style-name="ce12"/>
          <table:table-cell table:style-name="ce21" office:value-type="string" calcext:value-type="string">
            <text:p>Letter Grade</text:p>
          </table:table-cell>
          <table:table-cell table:style-name="ce26" office:value-type="string" calcext:value-type="string">
            <text:p>GPA </text:p>
          </table:table-cell>
          <table:table-cell table:style-name="ce12"/>
          <table:table-cell table:style-name="ce21"/>
          <table:table-cell table:style-name="ce24"/>
          <table:table-cell table:style-name="ce14" table:number-columns-repeated="979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0"/>
          <table:table-cell/>
          <table:table-cell table:style-name="ce7"/>
          <table:table-cell table:style-name="ce10" table:formula="of:=VLOOKUP([.M2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2] + #REF!2 + #REF!2 + [.N2]" office:value-type="string" office:string-value="" calcext:value-type="error">
            <text:p>Err:509</text:p>
          </table:table-cell>
          <table:table-cell table:style-name="ce18" table:formula="of:=IF([.P2]&gt;=0.9875;&quot;A+&quot;;  IF([.P2]&gt;=0.94; &quot;A&quot;; IF([.P2]&gt;=0.9; &quot;A-&quot;; IF([.P2]&gt;=0.87; &quot;B+&quot;; IF([.P2]&gt;=0.84;&quot;B&quot;; IF([.P2]&gt;=0.8; &quot;B-&quot;; IF([.P2]&gt;=0.77; &quot;C+&quot;; IF([.P2]&gt;=0.74;&quot;C&quot;; IF([.P2]&gt;=0.7; &quot;C-&quot;; IF([.P2]&gt;=0.67; &quot;D+&quot;; IF([.P2]&gt;=0.64;&quot;D&quot;; IF([.P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2]; [.$W$2:.$X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yan Cambier</text:p>
          </table:table-cell>
          <table:table-cell table:number-columns-repeated="9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3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3] + #REF!3 + #REF!3 + [.N3]" office:value-type="string" office:string-value="" calcext:value-type="error">
            <text:p>Err:509</text:p>
          </table:table-cell>
          <table:table-cell table:style-name="ce18" table:formula="of:=IF([.P3]&gt;=0.9875;&quot;A+&quot;;  IF([.P3]&gt;=0.94; &quot;A&quot;; IF([.P3]&gt;=0.9; &quot;A-&quot;; IF([.P3]&gt;=0.87; &quot;B+&quot;; IF([.P3]&gt;=0.84;&quot;B&quot;; IF([.P3]&gt;=0.8; &quot;B-&quot;; IF([.P3]&gt;=0.77; &quot;C+&quot;; IF([.P3]&gt;=0.74;&quot;C&quot;; IF([.P3]&gt;=0.7; &quot;C-&quot;; IF([.P3]&gt;=0.67; &quot;D+&quot;; IF([.P3]&gt;=0.64;&quot;D&quot;; IF([.P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3]; [.$W$2:.$X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6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4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4] + #REF!4 + #REF!4 + [.N4]" office:value-type="string" office:string-value="" calcext:value-type="error">
            <text:p>Err:509</text:p>
          </table:table-cell>
          <table:table-cell table:style-name="ce18" table:formula="of:=IF([.P4]&gt;=0.9875;&quot;A+&quot;;  IF([.P4]&gt;=0.94; &quot;A&quot;; IF([.P4]&gt;=0.9; &quot;A-&quot;; IF([.P4]&gt;=0.87; &quot;B+&quot;; IF([.P4]&gt;=0.84;&quot;B&quot;; IF([.P4]&gt;=0.8; &quot;B-&quot;; IF([.P4]&gt;=0.77; &quot;C+&quot;; IF([.P4]&gt;=0.74;&quot;C&quot;; IF([.P4]&gt;=0.7; &quot;C-&quot;; IF([.P4]&gt;=0.67; &quot;D+&quot;; IF([.P4]&gt;=0.64;&quot;D&quot;; IF([.P4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4]; [.$W$2:.$X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5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5] + #REF!5 + #REF!5 + [.N5]" office:value-type="string" office:string-value="" calcext:value-type="error">
            <text:p>Err:509</text:p>
          </table:table-cell>
          <table:table-cell table:style-name="ce18" table:formula="of:=IF([.P5]&gt;=0.9875;&quot;A+&quot;;  IF([.P5]&gt;=0.94; &quot;A&quot;; IF([.P5]&gt;=0.9; &quot;A-&quot;; IF([.P5]&gt;=0.87; &quot;B+&quot;; IF([.P5]&gt;=0.84;&quot;B&quot;; IF([.P5]&gt;=0.8; &quot;B-&quot;; IF([.P5]&gt;=0.77; &quot;C+&quot;; IF([.P5]&gt;=0.74;&quot;C&quot;; IF([.P5]&gt;=0.7; &quot;C-&quot;; IF([.P5]&gt;=0.67; &quot;D+&quot;; IF([.P5]&gt;=0.64;&quot;D&quot;; IF([.P5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5]; [.$W$2:.$X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ranny Jaime Abreu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0"/>
          <table:table-cell/>
          <table:table-cell table:style-name="ce7"/>
          <table:table-cell table:style-name="ce10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table:style-name="ce2" office:value-type="string" calcext:value-type="string">
            <text:p>Mackenzie Jorda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7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7] + #REF!7 + #REF!7 + [.N7]" office:value-type="string" office:string-value="" calcext:value-type="error">
            <text:p>Err:509</text:p>
          </table:table-cell>
          <table:table-cell table:style-name="ce18" table:formula="of:=IF([.P7]&gt;=0.9875;&quot;A+&quot;;  IF([.P7]&gt;=0.94; &quot;A&quot;; IF([.P7]&gt;=0.9; &quot;A-&quot;; IF([.P7]&gt;=0.87; &quot;B+&quot;; IF([.P7]&gt;=0.84;&quot;B&quot;; IF([.P7]&gt;=0.8; &quot;B-&quot;; IF([.P7]&gt;=0.77; &quot;C+&quot;; IF([.P7]&gt;=0.74;&quot;C&quot;; IF([.P7]&gt;=0.7; &quot;C-&quot;; IF([.P7]&gt;=0.67; &quot;D+&quot;; IF([.P7]&gt;=0.64;&quot;D&quot;; IF([.P7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7]; [.$W$2:.$X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6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8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8] + #REF!8 + #REF!8 + [.N8]" office:value-type="string" office:string-value="" calcext:value-type="error">
            <text:p>Err:509</text:p>
          </table:table-cell>
          <table:table-cell table:style-name="ce18" table:formula="of:=IF([.P8]&gt;=0.9875;&quot;A+&quot;;  IF([.P8]&gt;=0.94; &quot;A&quot;; IF([.P8]&gt;=0.9; &quot;A-&quot;; IF([.P8]&gt;=0.87; &quot;B+&quot;; IF([.P8]&gt;=0.84;&quot;B&quot;; IF([.P8]&gt;=0.8; &quot;B-&quot;; IF([.P8]&gt;=0.77; &quot;C+&quot;; IF([.P8]&gt;=0.74;&quot;C&quot;; IF([.P8]&gt;=0.7; &quot;C-&quot;; IF([.P8]&gt;=0.67; &quot;D+&quot;; IF([.P8]&gt;=0.64;&quot;D&quot;; IF([.P8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8]; [.$W$2:.$X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ra Kin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6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9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9] + #REF!9 + #REF!9 + [.N9]" office:value-type="string" office:string-value="" calcext:value-type="error">
            <text:p>Err:509</text:p>
          </table:table-cell>
          <table:table-cell table:style-name="ce18" table:formula="of:=IF([.P9]&gt;=0.9875;&quot;A+&quot;;  IF([.P9]&gt;=0.94; &quot;A&quot;; IF([.P9]&gt;=0.9; &quot;A-&quot;; IF([.P9]&gt;=0.87; &quot;B+&quot;; IF([.P9]&gt;=0.84;&quot;B&quot;; IF([.P9]&gt;=0.8; &quot;B-&quot;; IF([.P9]&gt;=0.77; &quot;C+&quot;; IF([.P9]&gt;=0.74;&quot;C&quot;; IF([.P9]&gt;=0.7; &quot;C-&quot;; IF([.P9]&gt;=0.67; &quot;D+&quot;; IF([.P9]&gt;=0.64;&quot;D&quot;; IF([.P9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9]; [.$W$2:.$X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Cody Kinneer</text:p>
          </table:table-cell>
          <table:table-cell table:style-name="ce8" table:number-columns-repeated="9"/>
          <table:table-cell table:style-name="ce10"/>
          <table:table-cell/>
          <table:table-cell table:style-name="ce7"/>
          <table:table-cell table:style-name="ce10" table:formula="of:=VLOOKUP([.M10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10] + #REF!10 + #REF!10 + [.N10]" office:value-type="string" office:string-value="" calcext:value-type="error">
            <text:p>Err:509</text:p>
          </table:table-cell>
          <table:table-cell table:style-name="ce18" table:formula="of:=IF([.P10]&gt;=0.9875;&quot;A+&quot;;  IF([.P10]&gt;=0.94; &quot;A&quot;; IF([.P10]&gt;=0.9; &quot;A-&quot;; IF([.P10]&gt;=0.87; &quot;B+&quot;; IF([.P10]&gt;=0.84;&quot;B&quot;; IF([.P10]&gt;=0.8; &quot;B-&quot;; IF([.P10]&gt;=0.77; &quot;C+&quot;; IF([.P10]&gt;=0.74;&quot;C&quot;; IF([.P10]&gt;=0.7; &quot;C-&quot;; IF([.P10]&gt;=0.67; &quot;D+&quot;; IF([.P10]&gt;=0.64;&quot;D&quot;; IF([.P10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10]; [.$W$2:.$X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9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11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11] + #REF!11 + #REF!11 + [.N11]" office:value-type="string" office:string-value="" calcext:value-type="error">
            <text:p>Err:509</text:p>
          </table:table-cell>
          <table:table-cell table:style-name="ce18" table:formula="of:=IF([.P11]&gt;=0.9875;&quot;A+&quot;;  IF([.P11]&gt;=0.94; &quot;A&quot;; IF([.P11]&gt;=0.9; &quot;A-&quot;; IF([.P11]&gt;=0.87; &quot;B+&quot;; IF([.P11]&gt;=0.84;&quot;B&quot;; IF([.P11]&gt;=0.8; &quot;B-&quot;; IF([.P11]&gt;=0.77; &quot;C+&quot;; IF([.P11]&gt;=0.74;&quot;C&quot;; IF([.P11]&gt;=0.7; &quot;C-&quot;; IF([.P11]&gt;=0.67; &quot;D+&quot;; IF([.P11]&gt;=0.64;&quot;D&quot;; IF([.P11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11]; [.$W$2:.$X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Ligouri</text:p>
          </table:table-cell>
          <table:table-cell table:number-columns-repeated="9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12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12] + #REF!12 + #REF!12 + [.N12]" office:value-type="string" office:string-value="" calcext:value-type="error">
            <text:p>Err:509</text:p>
          </table:table-cell>
          <table:table-cell table:style-name="ce18" table:formula="of:=IF([.P12]&gt;=0.9875;&quot;A+&quot;;  IF([.P12]&gt;=0.94; &quot;A&quot;; IF([.P12]&gt;=0.9; &quot;A-&quot;; IF([.P12]&gt;=0.87; &quot;B+&quot;; IF([.P12]&gt;=0.84;&quot;B&quot;; IF([.P12]&gt;=0.8; &quot;B-&quot;; IF([.P12]&gt;=0.77; &quot;C+&quot;; IF([.P12]&gt;=0.74;&quot;C&quot;; IF([.P12]&gt;=0.7; &quot;C-&quot;; IF([.P12]&gt;=0.67; &quot;D+&quot;; IF([.P12]&gt;=0.64;&quot;D&quot;; IF([.P1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12]; [.$W$2:.$X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tephen Milcarek</text:p>
          </table:table-cell>
          <table:table-cell office:value-type="string" calcext:value-type="string">
            <text:p>F</text:p>
          </table:table-cell>
          <table:table-cell table:number-columns-repeated="8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13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13] + #REF!13 + #REF!13 + [.N13]" office:value-type="string" office:string-value="" calcext:value-type="error">
            <text:p>Err:509</text:p>
          </table:table-cell>
          <table:table-cell table:style-name="ce18" table:formula="of:=IF([.P13]&gt;=0.9875;&quot;A+&quot;;  IF([.P13]&gt;=0.94; &quot;A&quot;; IF([.P13]&gt;=0.9; &quot;A-&quot;; IF([.P13]&gt;=0.87; &quot;B+&quot;; IF([.P13]&gt;=0.84;&quot;B&quot;; IF([.P13]&gt;=0.8; &quot;B-&quot;; IF([.P13]&gt;=0.77; &quot;C+&quot;; IF([.P13]&gt;=0.74;&quot;C&quot;; IF([.P13]&gt;=0.7; &quot;C-&quot;; IF([.P13]&gt;=0.67; &quot;D+&quot;; IF([.P13]&gt;=0.64;&quot;D&quot;; IF([.P1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13]; [.$W$2:.$X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aniel Ocampo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14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14] + #REF!14 + #REF!14 + [.N14]" office:value-type="string" office:string-value="" calcext:value-type="error">
            <text:p>Err:509</text:p>
          </table:table-cell>
          <table:table-cell table:style-name="ce18" table:formula="of:=IF([.P14]&gt;=0.9875;&quot;A+&quot;;  IF([.P14]&gt;=0.94; &quot;A&quot;; IF([.P14]&gt;=0.9; &quot;A-&quot;; IF([.P14]&gt;=0.87; &quot;B+&quot;; IF([.P14]&gt;=0.84;&quot;B&quot;; IF([.P14]&gt;=0.8; &quot;B-&quot;; IF([.P14]&gt;=0.77; &quot;C+&quot;; IF([.P14]&gt;=0.74;&quot;C&quot;; IF([.P14]&gt;=0.7; &quot;C-&quot;; IF([.P14]&gt;=0.67; &quot;D+&quot;; IF([.P14]&gt;=0.64;&quot;D&quot;; IF([.P14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14]; [.$W$2:.$X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den P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0"/>
          <table:table-cell/>
          <table:table-cell table:style-name="ce7"/>
          <table:table-cell table:style-name="ce10" table:formula="of:=VLOOKUP([.M15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15] + #REF!15 + #REF!15 + [.N15]" office:value-type="string" office:string-value="" calcext:value-type="error">
            <text:p>Err:509</text:p>
          </table:table-cell>
          <table:table-cell table:style-name="ce18" table:formula="of:=IF([.P15]&gt;=0.9875;&quot;A+&quot;;  IF([.P15]&gt;=0.94; &quot;A&quot;; IF([.P15]&gt;=0.9; &quot;A-&quot;; IF([.P15]&gt;=0.87; &quot;B+&quot;; IF([.P15]&gt;=0.84;&quot;B&quot;; IF([.P15]&gt;=0.8; &quot;B-&quot;; IF([.P15]&gt;=0.77; &quot;C+&quot;; IF([.P15]&gt;=0.74;&quot;C&quot;; IF([.P15]&gt;=0.7; &quot;C-&quot;; IF([.P15]&gt;=0.67; &quot;D+&quot;; IF([.P15]&gt;=0.64;&quot;D&quot;; IF([.P15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15]; [.$W$2:.$X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arlee Sherretts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16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16] + #REF!16 + #REF!16 + [.N16]" office:value-type="string" office:string-value="" calcext:value-type="error">
            <text:p>Err:509</text:p>
          </table:table-cell>
          <table:table-cell table:style-name="ce18" table:formula="of:=IF([.P16]&gt;=0.9875;&quot;A+&quot;;  IF([.P16]&gt;=0.94; &quot;A&quot;; IF([.P16]&gt;=0.9; &quot;A-&quot;; IF([.P16]&gt;=0.87; &quot;B+&quot;; IF([.P16]&gt;=0.84;&quot;B&quot;; IF([.P16]&gt;=0.8; &quot;B-&quot;; IF([.P16]&gt;=0.77; &quot;C+&quot;; IF([.P16]&gt;=0.74;&quot;C&quot;; IF([.P16]&gt;=0.7; &quot;C-&quot;; IF([.P16]&gt;=0.67; &quot;D+&quot;; IF([.P16]&gt;=0.64;&quot;D&quot;; IF([.P16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16]; [.$W$2:.$X$15]; 2; 0)" office:value-type="string" office:string-value="" calcext:value-type="error">
            <text:p>Err:509</text:p>
          </table:table-cell>
          <table:table-cell/>
          <table:table-cell table:style-name="ce23"/>
          <table:table-cell table:style-name="ce13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Dillan Smith</text:p>
          </table:table-cell>
          <table:table-cell table:number-columns-repeated="2" office:value-type="string" calcext:value-type="string">
            <text:p>B+</text:p>
          </table:table-cell>
          <table:table-cell table:number-columns-repeated="7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17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17] + #REF!17 + #REF!17 + [.N17]" office:value-type="string" office:string-value="" calcext:value-type="error">
            <text:p>Err:509</text:p>
          </table:table-cell>
          <table:table-cell table:style-name="ce18" table:formula="of:=IF([.P17]&gt;=0.9875;&quot;A+&quot;;  IF([.P17]&gt;=0.94; &quot;A&quot;; IF([.P17]&gt;=0.9; &quot;A-&quot;; IF([.P17]&gt;=0.87; &quot;B+&quot;; IF([.P17]&gt;=0.84;&quot;B&quot;; IF([.P17]&gt;=0.8; &quot;B-&quot;; IF([.P17]&gt;=0.77; &quot;C+&quot;; IF([.P17]&gt;=0.74;&quot;C&quot;; IF([.P17]&gt;=0.7; &quot;C-&quot;; IF([.P17]&gt;=0.67; &quot;D+&quot;; IF([.P17]&gt;=0.64;&quot;D&quot;; IF([.P17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17]; [.$W$2:.$X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Luke Smith</text:p>
          </table:table-cell>
          <table:table-cell table:style-name="ce8" table:number-columns-repeated="9"/>
          <table:table-cell table:style-name="ce10"/>
          <table:table-cell/>
          <table:table-cell table:style-name="ce7"/>
          <table:table-cell table:style-name="ce10" table:formula="of:=VLOOKUP([.M18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18] + #REF!18 + #REF!18 + [.N18]" office:value-type="string" office:string-value="" calcext:value-type="error">
            <text:p>Err:509</text:p>
          </table:table-cell>
          <table:table-cell table:style-name="ce18" table:formula="of:=IF([.P18]&gt;=0.9875;&quot;A+&quot;;  IF([.P18]&gt;=0.94; &quot;A&quot;; IF([.P18]&gt;=0.9; &quot;A-&quot;; IF([.P18]&gt;=0.87; &quot;B+&quot;; IF([.P18]&gt;=0.84;&quot;B&quot;; IF([.P18]&gt;=0.8; &quot;B-&quot;; IF([.P18]&gt;=0.77; &quot;C+&quot;; IF([.P18]&gt;=0.74;&quot;C&quot;; IF([.P18]&gt;=0.7; &quot;C-&quot;; IF([.P18]&gt;=0.67; &quot;D+&quot;; IF([.P18]&gt;=0.64;&quot;D&quot;; IF([.P18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18]; [.$W$2:.$X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Spartz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19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19] + #REF!19 + #REF!19 + [.N19]" office:value-type="string" office:string-value="" calcext:value-type="error">
            <text:p>Err:509</text:p>
          </table:table-cell>
          <table:table-cell table:style-name="ce18" table:formula="of:=IF([.P19]&gt;=0.9875;&quot;A+&quot;;  IF([.P19]&gt;=0.94; &quot;A&quot;; IF([.P19]&gt;=0.9; &quot;A-&quot;; IF([.P19]&gt;=0.87; &quot;B+&quot;; IF([.P19]&gt;=0.84;&quot;B&quot;; IF([.P19]&gt;=0.8; &quot;B-&quot;; IF([.P19]&gt;=0.77; &quot;C+&quot;; IF([.P19]&gt;=0.74;&quot;C&quot;; IF([.P19]&gt;=0.7; &quot;C-&quot;; IF([.P19]&gt;=0.67; &quot;D+&quot;; IF([.P19]&gt;=0.64;&quot;D&quot;; IF([.P19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19]; [.$W$2:.$X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10"/>
          <table:table-cell/>
          <table:table-cell table:style-name="ce7"/>
          <table:table-cell table:style-name="ce10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office:value-type="string" calcext:value-type="string">
            <text:p>Shu Yi Tang</text:p>
          </table:table-cell>
          <table:table-cell table:number-columns-repeated="9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21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21] + #REF!20 + #REF!20 + [.N21]" office:value-type="string" office:string-value="" calcext:value-type="error">
            <text:p>Err:509</text:p>
          </table:table-cell>
          <table:table-cell table:style-name="ce18" table:formula="of:=IF([.P21]&gt;=0.9875;&quot;A+&quot;;  IF([.P21]&gt;=0.94; &quot;A&quot;; IF([.P21]&gt;=0.9; &quot;A-&quot;; IF([.P21]&gt;=0.87; &quot;B+&quot;; IF([.P21]&gt;=0.84;&quot;B&quot;; IF([.P21]&gt;=0.8; &quot;B-&quot;; IF([.P21]&gt;=0.77; &quot;C+&quot;; IF([.P21]&gt;=0.74;&quot;C&quot;; IF([.P21]&gt;=0.7; &quot;C-&quot;; IF([.P21]&gt;=0.67; &quot;D+&quot;; IF([.P21]&gt;=0.64;&quot;D&quot;; IF([.P21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21]; [.$W$2:.$X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M22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22] + #REF!21 + #REF!21 + [.N22]" office:value-type="string" office:string-value="" calcext:value-type="error">
            <text:p>Err:509</text:p>
          </table:table-cell>
          <table:table-cell table:style-name="ce18" table:formula="of:=IF([.P22]&gt;=0.9875;&quot;A+&quot;;  IF([.P22]&gt;=0.94; &quot;A&quot;; IF([.P22]&gt;=0.9; &quot;A-&quot;; IF([.P22]&gt;=0.87; &quot;B+&quot;; IF([.P22]&gt;=0.84;&quot;B&quot;; IF([.P22]&gt;=0.8; &quot;B-&quot;; IF([.P22]&gt;=0.77; &quot;C+&quot;; IF([.P22]&gt;=0.74;&quot;C&quot;; IF([.P22]&gt;=0.7; &quot;C-&quot;; IF([.P22]&gt;=0.67; &quot;D+&quot;; IF([.P22]&gt;=0.64;&quot;D&quot;; IF([.P2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22]; [.$W$2:.$X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verett Wolf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0"/>
          <table:table-cell/>
          <table:table-cell table:style-name="ce7"/>
          <table:table-cell table:style-name="ce10" table:formula="of:=VLOOKUP([.M23]; [.$T$2:.$U$15]; 2; 0)/100*0.15" office:value-type="string" office:string-value="" calcext:value-type="error">
            <text:p>#N/A</text:p>
          </table:table-cell>
          <table:table-cell/>
          <table:table-cell table:style-name="ce17" table:formula="of:=[.K23] + #REF!22 + #REF!22 + [.N23]" office:value-type="string" office:string-value="" calcext:value-type="error">
            <text:p>Err:509</text:p>
          </table:table-cell>
          <table:table-cell table:style-name="ce18" table:formula="of:=IF([.P23]&gt;=0.9875;&quot;A+&quot;;  IF([.P23]&gt;=0.94; &quot;A&quot;; IF([.P23]&gt;=0.9; &quot;A-&quot;; IF([.P23]&gt;=0.87; &quot;B+&quot;; IF([.P23]&gt;=0.84;&quot;B&quot;; IF([.P23]&gt;=0.8; &quot;B-&quot;; IF([.P23]&gt;=0.77; &quot;C+&quot;; IF([.P23]&gt;=0.74;&quot;C&quot;; IF([.P23]&gt;=0.7; &quot;C-&quot;; IF([.P23]&gt;=0.67; &quot;D+&quot;; IF([.P23]&gt;=0.64;&quot;D&quot;; IF([.P2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Q23]; [.$W$2:.$X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table:number-columns-repeated="10"/>
          <table:table-cell table:style-name="ce11"/>
          <table:table-cell table:number-columns-repeated="4"/>
          <table:table-cell table:style-name="ce18" table:formula="of:=AVERAGE([.P2:.P19])" office:value-type="string" office:string-value="" calcext:value-type="error">
            <text:p>Err:509</text:p>
          </table:table-cell>
          <table:table-cell table:style-name="ce16"/>
          <table:table-cell table:style-name="ce18" table:formula="of:=AVERAGE([.R2:.R19]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 table:number-rows-repeated="6">
          <table:table-cell table:number-columns-repeated="10"/>
          <table:table-cell table:style-name="ce11"/>
          <table:table-cell table:number-columns-repeated="995"/>
        </table:table-row>
        <table:table-row table:style-name="ro1" table:number-rows-repeated="1048545">
          <table:table-cell table:number-columns-repeated="1006"/>
        </table:table-row>
        <table:table-row table:style-name="ro1"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 style:data-style-name="N2" text:time-value="10:38:37.078483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2T10:45:11.539028657</dc:date>
    <dc:creator>Gregory Kapfhammer</dc:creator>
    <meta:editing-duration>P7DT3H33M8S</meta:editing-duration>
    <meta:editing-cycles>209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356" meta:object-count="0"/>
  </office:meta>
</office:document-meta>
</file>